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bd86" officeooo:paragraph-rsid="0000bd86"/>
    </style:style>
    <style:style style:name="P2" style:family="paragraph" style:parent-style-name="Standard" style:list-style-name="L1">
      <style:text-properties officeooo:paragraph-rsid="0000bd86"/>
    </style:style>
    <style:style style:name="P3" style:family="paragraph" style:parent-style-name="Standard" style:list-style-name="L2">
      <style:text-properties officeooo:rsid="0000bd86" officeooo:paragraph-rsid="0000bd86"/>
    </style:style>
    <style:style style:name="P4" style:family="paragraph" style:parent-style-name="Standard" style:list-style-name="L2">
      <style:text-properties officeooo:rsid="0000bd86" officeooo:paragraph-rsid="000483ae"/>
    </style:style>
    <style:style style:name="P5" style:family="paragraph" style:parent-style-name="Standard" style:list-style-name="L3">
      <style:text-properties officeooo:rsid="0000bd86" officeooo:paragraph-rsid="0000bd86"/>
    </style:style>
    <style:style style:name="P6" style:family="paragraph" style:parent-style-name="Standard" style:list-style-name="L2">
      <style:text-properties fo:font-size="12pt" officeooo:rsid="0000bd86" officeooo:paragraph-rsid="0000bd86" style:font-size-asian="10.5pt" style:font-size-complex="12pt"/>
    </style:style>
    <style:style style:name="P7" style:family="paragraph" style:parent-style-name="Standard" style:list-style-name="L3">
      <style:text-properties fo:font-size="12pt" officeooo:rsid="000257fd" officeooo:paragraph-rsid="000257fd" style:font-size-asian="10.5pt" style:font-size-complex="12pt"/>
    </style:style>
    <style:style style:name="P8" style:family="paragraph" style:parent-style-name="Standard" style:list-style-name="L3">
      <style:text-properties fo:font-size="12pt" officeooo:rsid="000257fd" officeooo:paragraph-rsid="0004c209" style:font-size-asian="10.5pt" style:font-size-complex="12pt"/>
    </style:style>
    <style:style style:name="P9" style:family="paragraph" style:parent-style-name="Standard" style:list-style-name="L3">
      <style:text-properties fo:font-size="12pt" officeooo:rsid="000257fd" officeooo:paragraph-rsid="0003cd54" style:font-size-asian="10.5pt" style:font-size-complex="12pt"/>
    </style:style>
    <style:style style:name="P10" style:family="paragraph" style:parent-style-name="Standard" style:list-style-name="L3">
      <style:text-properties fo:font-size="12pt" officeooo:rsid="000257fd" officeooo:paragraph-rsid="00062468" style:font-size-asian="10.5pt" style:font-size-complex="12pt"/>
    </style:style>
    <style:style style:name="P11" style:family="paragraph" style:parent-style-name="Standard" style:list-style-name="L3">
      <style:text-properties fo:font-size="12pt" officeooo:rsid="0003cd54" officeooo:paragraph-rsid="0003cd54" style:font-size-asian="10.5pt" style:font-size-complex="12pt"/>
    </style:style>
    <style:style style:name="P12" style:family="paragraph" style:parent-style-name="Standard" style:list-style-name="L3">
      <style:text-properties officeooo:paragraph-rsid="0004c209"/>
    </style:style>
    <style:style style:name="P13" style:family="paragraph" style:parent-style-name="Standard" style:list-style-name="L3">
      <style:text-properties officeooo:rsid="000257fd" officeooo:paragraph-rsid="000257fd"/>
    </style:style>
    <style:style style:name="P14" style:family="paragraph">
      <loext:graphic-properties draw:fill="none" draw:fill-color="#ffffff"/>
      <style:text-properties style:font-name="Liberation Mono" fo:font-size="8pt" style:font-size-asian="8pt" style:font-size-complex="8pt"/>
    </style:style>
    <style:style style:name="T1" style:family="text">
      <style:text-properties officeooo:rsid="0000bd86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0257fd" style:font-size-asian="10.5pt" style:font-size-complex="12pt"/>
    </style:style>
    <style:style style:name="T5" style:family="text">
      <style:text-properties fo:font-size="12pt" officeooo:rsid="0003cd54" style:font-size-asian="10.5pt" style:font-size-complex="12pt"/>
    </style:style>
    <style:style style:name="T6" style:family="text">
      <style:text-properties officeooo:rsid="000257fd"/>
    </style:style>
    <style:style style:name="T7" style:family="text">
      <style:text-properties officeooo:rsid="0003cd54"/>
    </style:style>
    <style:style style:name="T8" style:family="text">
      <style:text-properties officeooo:rsid="000483ae"/>
    </style:style>
    <style:style style:name="T9" style:family="text">
      <style:text-properties officeooo:rsid="0004c209"/>
    </style:style>
    <style:style style:name="T10" style:family="text">
      <style:text-properties style:font-name="Liberation Mono" fo:font-size="8pt" style:font-size-asian="8pt" style:font-size-complex="8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draw:stroke="solid" svg:stroke-width="0.03cm" svg:stroke-color="#000000" draw:marker-start-width="0.39cm" draw:marker-end-width="0.39cm" draw:fill="none" draw:fill-color="#ffffff" fo:min-height="2.875cm" fo:padding-top="0.014cm" fo:padding-bottom="0.014cm" fo:padding-left="0.014cm" fo:padding-right="0.014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3cm" svg:stroke-color="#000000" draw:marker-start-width="0.39cm" draw:marker-end-width="0.39cm" draw:fill="none" draw:fill-color="#ffffff" fo:min-height="2.628cm" fo:padding-top="0.014cm" fo:padding-bottom="0.014cm" fo:padding-left="0.014cm" fo:padding-right="0.014cm" loext:decorative="false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3cm" svg:stroke-color="#000000" draw:marker-start-width="0.39cm" draw:marker-end-width="0.39cm" draw:fill="none" draw:fill-color="#ffffff" fo:min-height="2.628cm" fo:padding-top="0.014cm" fo:padding-bottom="0.014cm" fo:padding-left="0.014cm" fo:padding-right="0.014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3cm" svg:stroke-color="#000000" draw:marker-start-width="0.39cm" draw:marker-end-width="0.39cm" draw:fill="none" draw:fill-color="#ffffff" fo:min-height="1.45cm" fo:padding-top="0.014cm" fo:padding-bottom="0.014cm" fo:padding-left="0.014cm" fo:padding-right="0.014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03cm" svg:stroke-color="#000000" draw:marker-start-width="0.39cm" draw:marker-end-width="0.39cm" draw:fill="none" draw:fill-color="#ffffff" fo:min-height="1.109cm" fo:padding-top="0.014cm" fo:padding-bottom="0.014cm" fo:padding-left="0.014cm" fo:padding-right="0.014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03cm" svg:stroke-color="#000000" draw:marker-start-width="0.39cm" draw:marker-end-width="0.39cm" draw:fill="none" draw:fill-color="#ffffff" fo:min-height="4.897cm" fo:padding-top="0.014cm" fo:padding-bottom="0.014cm" fo:padding-left="0.014cm" fo:padding-right="0.014cm" loext:decorative="false" fo:margin-left="0.101cm" fo:margin-right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ocial <text:span text:style-name="T8">Bots – selber programmieren</text:span></text:p>
      <text:p text:style-name="P1"/>
      <text:h text:style-name="Heading_20_2" text:outline-level="2">Information</text:h>
      <text:list text:style-name="L1">
        <text:list-item>
          <text:p text:style-name="P2"><text:span text:style-name="T1">Schaue zur Information das Video zu Social Bots von heuteplus an:</text:span><text:bookmark text:name="shortenedurl"/><text:span text:style-name="T1"> </text:span><text:a xlink:type="simple" xlink:href="https://t1p.de/bmiux" text:style-name="Internet_20_link" text:visited-style-name="Visited_20_Internet_20_Link"><text:span text:style-name="T1">https://t1p.de/bmiux</text:span></text:a><text:span text:style-name="T1"> </text:span></text:p>
        </text:list-item>
      </text:list>
      <text:p text:style-name="P1"/>
      <text:h text:style-name="Heading_20_2" text:outline-level="2">Socialbotnet</text:h>
      <text:list xml:id="list274150774" text:style-name="L2">
        <text:list-item>
          <text:p text:style-name="P3">Gehe auf die Seite <text:a xlink:type="simple" xlink:href="https://socialbotnet.de/" text:style-name="Internet_20_link" text:visited-style-name="Visited_20_Internet_20_Link">https://socialbotnet.de</text:a> und registriere dich unter einem Pseudonym. Erkunde die Möglichkeiten, poste eigene Beiträge, auch auf der Pinnwand von anderen, gib Likes.</text:p>
        </text:list-item>
      </text:list>
      <text:p text:style-name="P1"/>
      <text:h text:style-name="Heading_20_2" text:outline-level="2">API-Schnittstelle</text:h>
      <text:list text:continue-numbering="true" text:style-name="L2">
        <text:list-item>
          <text:p text:style-name="P3">Die Seite hat eine sog. API-Schnittstelle. Damit können Inhalte der Seite in strukturierter Form abgerufen werden. <text:line-break/></text:p>
        </text:list-item>
        <text:list-item>
          <text:p text:style-name="P3">Vergleiche Aufruf <text:a xlink:type="simple" xlink:href="https://socialbotnet.de/api/posts?sortby=trending" text:style-name="Internet_20_link" text:visited-style-name="Visited_20_Internet_20_Link">https://socialbotnet.de/api/posts?sortby=trending</text:a> mit der Benutzersicht der Startseite.<text:line-break/> <text:tab/></text:p>
        </text:list-item>
        <text:list-item>
          <text:p text:style-name="P3">Unter <text:a xlink:type="simple" xlink:href="https://socialbotnet.de/docs/index.html" text:style-name="Internet_20_link" text:visited-style-name="Visited_20_Internet_20_Link">https://socialbotnet.de/docs/index.html</text:a> findet man sämtliche Möglichkeiten der API-Schnittstelle. Man kann sich z. B. die ersten zehn registrierten User anzeigen lassen: </text:p>
          <text:list>
            <text:list-item>
              <text:p text:style-name="P3">URL: api/users </text:p>
            </text:list-item>
            <text:list-item>
              <text:p text:style-name="P3">sortby: id</text:p>
            </text:list-item>
            <text:list-item>
              <text:p text:style-name="P3">order: asc</text:p>
            </text:list-item>
            <text:list-item>
              <text:p text:style-name="P3">limit: 10</text:p>
            </text:list-item>
          </text:list>
          <text:p text:style-name="P3">Als URL im Browser lautet diese Anfrage dann </text:p>
          <text:p text:style-name="P3"><text:a xlink:type="simple" xlink:href="https://socialbotnet.de/api/users?sortby=id&amp;order=asc&amp;limit=10" text:style-name="Internet_20_link" text:visited-style-name="Visited_20_Internet_20_Link">https://socialbotnet.de/api/users?sortby=id&amp;order=asc&amp;limit=10</text:a> </text:p>
          <text:p text:style-name="P4">Probiere dies auf der Dokumentationsseite und mit der Browser-URL aus.<text:line-break/></text:p>
        </text:list-item>
        <text:list-item>
          <text:p text:style-name="P4">Stelle folgende <text:span text:style-name="T6">GET-</text:span>Abfragen auf der Dokumentationsseite und mit der entsprechenden URL im Browser. <text:span text:style-name="T8">N</text:span>otiere die URL.</text:p>
          <text:list>
            <text:list-item>
              <text:p text:style-name="P3">Zeige die letzten 30 registrierten User an.</text:p>
              <text:p text:style-name="P3">URL: <text:span text:style-name="T2">______________________________________________</text:span></text:p>
            </text:list-item>
            <text:list-item>
              <text:p text:style-name="P3">Zeige die letzten 10 Beiträge (Posts) an.</text:p>
              <text:p text:style-name="P3">URL: <text:span text:style-name="T2">______________________________________________ </text:span></text:p>
            </text:list-item>
            <text:list-item>
              <text:p text:style-name="P3">Zeige d<text:span text:style-name="T9">en</text:span> Beitr<text:span text:style-name="T9">a</text:span>g mit den meisten Likes an.</text:p>
              <text:p text:style-name="P3">URL: <text:span text:style-name="T2">______________________________________________</text:span></text:p>
            </text:list-item>
            <text:list-item>
              <text:p text:style-name="P3">Zeige d<text:span text:style-name="T9">ie</text:span> Beiträge <text:span text:style-name="T9">auf deiner Pinnwand </text:span>sortiert nach den meisten Likes an. </text:p>
              <text:p text:style-name="P3">URL: <text:span text:style-name="T2">______________________________________________<text:line-break/></text:span></text:p>
            </text:list-item>
          </text:list>
        </text:list-item>
        <text:list-item>
          <text:p text:style-name="P6">Außerdem können über die API-Schnittstelle auch sog. POST-Abfragen gestellt werden, z. B. können so Beiträge geschrieben werden. Dies funktioniert aber nicht über eine Browser-URL. Erledige folgende Aufgaben über die Dokumentationsseite und kontrolliere in der Benutzersicht, ob es funktioniert hat.</text:p>
          <text:list>
            <text:list-item>
              <text:p text:style-name="P6">Schreibe einen Beitrag.</text:p>
            </text:list-item>
            <text:list-item>
              <text:p text:style-name="P6">Schreibe einen Beitrag auf der Pinnwand eines anderen Users.</text:p>
            </text:list-item>
            <text:list-item>
              <text:p text:style-name="P6">Lasse dir <text:span text:style-name="T9">den</text:span> letzten Beitrag anzeigen, <text:span text:style-name="T9">lese die ID ab</text:span> und <text:span text:style-name="T6">gib</text:span> d<text:span text:style-name="T6">iesem</text:span> Beitrag <text:span text:style-name="T6">einen Like</text:span>.</text:p>
            </text:list-item>
          </text:list>
        </text:list-item>
      </text:list>
      <text:h text:style-name="Heading_20_2" text:outline-level="2"><text:soft-page-break/>Programmieren der <text:span text:style-name="T7">API-</text:span>Schnittstelle mit der Online-IDE</text:h>
      <text:list text:style-name="L3">
        <text:list-item>
          <text:p text:style-name="P5"><text:span text:style-name="T3">Die Klasse SocialBot ermöglicht, dass man sich mit seinen Nutzerdaten beim Socialbotnet anmeldet und stellt die Methoden abfragen (GET) und senden (POST) zur Verfügung. </text:span><text:span text:style-name="T4">Beispiele zur Verwendung der Klasse SocialBot findet man in der START-Datei.<text:line-break/></text:span></text:p>
        </text:list-item>
        <text:list-item>
          <text:p text:style-name="P13"><draw:frame text:anchor-type="paragraph" draw:z-index="1" draw:name="Textrahmen 2" draw:style-name="gr5" draw:text-style-name="P14" svg:width="16.326cm" svg:height="1.138cm" svg:x="0.653cm" svg:y="-0.284cm"><draw:text-box><text:p><text:span text:style-name="T10">SocialBot socialbot = new SocialBot("https://socialbotnet.de", "meinBot", "meinPasswort");</text:span></text:p><text:p><text:span text:style-name="T10">socialbot.abfragen("/api/users", "sortby=id&amp;order=asc&amp;limit=10");</text:span></text:p><text:p><text:span text:style-name="T10">socialbot.senden("/api/post", "message=Hallo Welt!");</text:span></text:p></draw:text-box></draw:frame><text:span text:style-name="T3">Ändere den Aufruf des Konstruktors mit deinen Nutzerdaten ab und setze die GET- und POST-Abfragen, die du auf der Dokumentationsseite getestet hast, in der START-Datei </text:span><text:span text:style-name="T5">mit Hilfe der Methoden abfragen und senden um.<text:line-break/></text:span></text:p>
        </text:list-item>
        <text:list-item>
          <text:p text:style-name="P7">Nun soll die Klasse MeinBot, die von SocialBot erbt, <text:span text:style-name="T7">abgewandelt und erweitert werden</text:span>. Im Konstruktor von MeinBot soll der Konstruktor mit den eigenen Nutzerdaten augerufen werden.<text:line-break/></text:p>
        </text:list-item>
        <text:list-item>
          <text:p text:style-name="P12"><draw:frame text:anchor-type="paragraph" draw:z-index="3" draw:name="Textrahmen 5" draw:style-name="gr3" draw:text-style-name="P14" svg:width="16.313cm" svg:height="2.657cm" svg:x="0.623cm" svg:y="-0.296cm"><draw:text-box><text:p><text:span text:style-name="T10">public class MeinBot extends SocialBot</text:span></text:p><text:p><text:span text:style-name="T10">{</text:span></text:p><text:p><text:span text:style-name="T10"><text:s text:c="3"/></text:span><text:span text:style-name="T10">public MeinBot()</text:span></text:p><text:p><text:span text:style-name="T10"><text:s text:c="3"/></text:span><text:span text:style-name="T10">{</text:span></text:p><text:p><text:span text:style-name="T10"><text:s text:c="6"/></text:span><text:span text:style-name="T10">super("https://socialbotnet.de", "meinBot", "meinPasswort");</text:span></text:p><text:p><text:span text:style-name="T10"><text:s text:c="3"/></text:span><text:span text:style-name="T10">}</text:span></text:p><text:p><text:span text:style-name="T10"><text:s text:c="2"/>…</text:span></text:p><text:p><text:span text:style-name="T10">}</text:span></text:p></draw:text-box></draw:frame><text:span text:style-name="T4">Als Beispiel ist die </text:span><text:span text:style-name="T5">Methode </text:span><text:span text:style-name="T4">beitragSchreiben(beitrag) zu sehen. </text:span></text:p>
          <text:p text:style-name="P8">Schreibe entsprechend die Methode beitragAufUserpinnwandSchreiben(username, beitrag).<text:line-break/></text:p>
        </text:list-item>
        <text:list-item>
          <text:p text:style-name="P10"><draw:frame text:anchor-type="paragraph" draw:z-index="0" draw:name="Textrahmen 1" draw:style-name="gr6" draw:text-style-name="P14" svg:width="4.869cm" svg:height="4.926cm" svg:x="12.097cm" svg:y="4.47cm"><draw:text-box><text:p><text:span text:style-name="T10">[</text:span></text:p><text:p><text:span text:style-name="T10"><text:s text:c="2"/></text:span><text:span text:style-name="T10">{</text:span></text:p><text:p><text:span text:style-name="T10"><text:s text:c="4"/></text:span><text:span text:style-name="T10">"id": 1,</text:span></text:p><text:p><text:span text:style-name="T10"><text:s text:c="4"/></text:span><text:span text:style-name="T10">"username": "root",</text:span></text:p><text:p><text:span text:style-name="T10"><text:s text:c="4"/></text:span><text:span text:style-name="T10">"hobbies": "Netzwerken",</text:span></text:p><text:p><text:span text:style-name="T10"><text:s text:c="4"/></text:span><text:span text:style-name="T10">"about": "Ich bin root!"</text:span></text:p><text:p><text:span text:style-name="T10"><text:s text:c="2"/></text:span><text:span text:style-name="T10">},</text:span></text:p><text:p><text:span text:style-name="T10"><text:s text:c="2"/></text:span><text:span text:style-name="T10">{</text:span></text:p><text:p><text:span text:style-name="T10"><text:s text:c="4"/></text:span><text:span text:style-name="T10">"id": 2,</text:span></text:p><text:p><text:span text:style-name="T10"><text:s text:c="4"/></text:span><text:span text:style-name="T10">"username": "Welcome",</text:span></text:p><text:p><text:span text:style-name="T10"><text:s text:c="4"/></text:span><text:span text:style-name="T10">"hobbies": "",</text:span></text:p><text:p><text:span text:style-name="T10"><text:s text:c="4"/></text:span><text:span text:style-name="T10">"about": ""</text:span></text:p><text:p><text:span text:style-name="T10"><text:s text:c="2"/></text:span><text:span text:style-name="T10">},</text:span></text:p><text:p><text:span text:style-name="T10"><text:s text:c="2"/>… </text:span></text:p><text:p><text:span text:style-name="T10">]</text:span></text:p></draw:text-box></draw:frame><draw:frame text:anchor-type="paragraph" draw:z-index="2" draw:name="Textrahmen 4" draw:style-name="gr4" draw:text-style-name="P14" svg:width="16.313cm" svg:height="1.479cm" svg:x="0.612cm" svg:y="-0.88cm"><draw:text-box><text:p><text:span text:style-name="T10"><text:s text:c="3"/></text:span><text:span text:style-name="T10">public void beitragSchreiben(String beitrag)</text:span></text:p><text:p><text:span text:style-name="T10"><text:s text:c="3"/></text:span><text:span text:style-name="T10">{</text:span></text:p><text:p><text:span text:style-name="T10"><text:s text:c="6"/></text:span><text:span text:style-name="T10">senden("/api/post", "message=" + beitrag);</text:span></text:p><text:p><text:span text:style-name="T10"><text:s text:c="3"/></text:span><text:span text:style-name="T10">}</text:span></text:p></draw:text-box></draw:frame><draw:frame text:anchor-type="paragraph" draw:z-index="4" draw:name="Textrahmen 3" draw:style-name="gr2" draw:text-style-name="P14" svg:width="16.313cm" svg:height="2.657cm" svg:x="0.612cm" svg:y="1.265cm"><draw:text-box><text:p><text:span text:style-name="T10"><text:s text:c="3"/></text:span><text:span text:style-name="T10">public void userlisteAusgeben()</text:span></text:p><text:p><text:span text:style-name="T10"><text:s text:c="3"/></text:span><text:span text:style-name="T10">{</text:span></text:p><text:p><text:span text:style-name="T10"><text:s text:c="6"/></text:span><text:span text:style-name="T10">JsonElement answer = abfragen("/api/users", "sortby=id&amp;order=asc&amp;limit=10");</text:span></text:p><text:p><text:span text:style-name="T10"><text:s text:c="6"/></text:span><text:span text:style-name="T10">for (JsonElement object : answer.getArrayValues()) </text:span></text:p><text:p><text:span text:style-name="T10"><text:s text:c="6"/></text:span><text:span text:style-name="T10">{</text:span></text:p><text:p><text:span text:style-name="T10"><text:s text:c="9"/></text:span><text:span text:style-name="T10">println(object.getAsString("username"));</text:span></text:p><text:p><text:span text:style-name="T10"><text:s text:c="6"/></text:span><text:span text:style-name="T10">}</text:span></text:p><text:p><text:span text:style-name="T10"><text:s text:c="3"/></text:span><text:span text:style-name="T10">}</text:span></text:p></draw:text-box></draw:frame><text:span text:style-name="T7">In der Methode userlisteAusgeben wird gezeigt, wie die Ausgabe der API, die im sog. JSON-Format vorliegt, verarbeitet werden kann.<text:line-break/></text:span></text:p>
          <text:p text:style-name="P10">Nebenstehendes Beispiel zeigt die <text:span text:style-name="T7">Ausgabe der </text:span>Userliste <text:span text:style-name="T8">im JSON-Format </text:span>an. Die eckigen Klammern zeigen, dass es sich um ein Feld handelt, in dem in den geschwe<text:span text:style-name="T7">i</text:span>ften Klammern die Objekte stehen. In der Methode userlisteAusgeben <text:span text:style-name="T7">wird </text:span>dieses JsonElement in der Variable answer abgespeichert. Da es sich um ein Feld handelt kann dieses mit einer for-Schleife durchlaufen werden. Auf der Konsole werden die Werte der Variablen username aller Objekte <text:span text:style-name="T7">des Felds </text:span><text:span text:style-name="T8">ausgegeben</text:span>. <text:s text:c="2"/></text:p>
          <text:p text:style-name="P9">Schreibe entsprechend eine Methode letzteUserAusgeben(anzahl), die die letzten registrierten User ausgibt, wobei die Anzahl der User angegeben werden kann.<text:line-break/><text:line-break/><text:line-break/></text:p>
        </text:list-item>
        <text:list-item>
          <text:p text:style-name="P9"><draw:frame text:anchor-type="paragraph" draw:z-index="5" draw:name="Textrahmen 6" draw:style-name="gr1" draw:text-style-name="P14" svg:width="16.313cm" svg:height="2.904cm" svg:x="0.612cm" svg:y="1.598cm"><draw:text-box><text:p><text:span text:style-name="T10"><text:s text:c="3"/></text:span><text:span text:style-name="T10">public void beitraegeAusgeben()</text:span></text:p><text:p><text:span text:style-name="T10"><text:s text:c="3"/></text:span><text:span text:style-name="T10">{</text:span></text:p><text:p><text:span text:style-name="T10"><text:s text:c="6"/></text:span><text:span text:style-name="T10">JsonElement answer = abfragen("/api/posts", "sortby=id&amp;order=asc&amp;limit=10");</text:span></text:p><text:p><text:span text:style-name="T10"><text:s text:c="6"/></text:span><text:span text:style-name="T10">for (JsonElement object : answer.getArrayValues()) </text:span></text:p><text:p><text:span text:style-name="T10"><text:s text:c="6"/></text:span><text:span text:style-name="T10">{</text:span></text:p><text:p><text:span text:style-name="T10"><text:s text:c="9"/></text:span><text:span text:style-name="T10">JsonElement userdata = object.getAttributeValue("user");</text:span></text:p><text:p><text:span text:style-name="T10"><text:s text:c="9"/></text:span><text:span text:style-name="T10">println(object.getAsString("message") + " von " + userdata.getAsString("username"));</text:span></text:p><text:p><text:span text:style-name="T10"><text:s text:c="6"/></text:span><text:span text:style-name="T10">}</text:span></text:p><text:p><text:span text:style-name="T10"><text:s text:c="3"/></text:span><text:span text:style-name="T10">}</text:span></text:p></draw:text-box></draw:frame><text:soft-page-break/><text:span text:style-name="T7">In der Methode beitraegeAusgeben wird gezeigt, wie </text:span><text:span text:style-name="T8">die </text:span><text:span text:style-name="T7">JSON-Ausgabe der Beiträge bearbeitet wird, dabei gibt es für jeden Beitrag ein JsonElement, in dem wiederum u. a. das JsonElement user enthalten ist.<text:line-break/>Schreibe eine entsprechende Methode letzteBeitraegeAusgeben(anzahl).<text:line-break/>Schreibe eine weitere Methode </text:span><text:span text:style-name="T9">b</text:span><text:span text:style-name="T7">eitraegeUserAusgeben(username), die nur die Beiträge eines </text:span><text:span text:style-name="T8">bestimmten </text:span><text:span text:style-name="T7">Users ausgibt.<text:line-break/></text:span></text:p>
        </text:list-item>
        <text:list-item>
          <text:p text:style-name="P11">Weitere mögliche Aufgaben</text:p>
          <text:list>
            <text:list-item>
              <text:p text:style-name="P11">Schreiben zufälliger Beiträge im Stil vo<text:span text:style-name="T8">n</text:span> Buzz-o-Mat. Dazu kann die Klasse Satzgenerator verwendet werden. Mit Hilfe einer KI z. B. <text:a xlink:type="simple" xlink:href="https://chat.lmsys.org/" text:style-name="Internet_20_link" text:visited-style-name="Visited_20_Internet_20_Link">https://chat.lmsys.org</text:a> (Direct Chat) kann man sich andere Textbausteine generieren lassen.</text:p>
            </text:list-item>
            <text:list-item>
              <text:p text:style-name="P11">Schreiben von <text:span text:style-name="T9">mehreren</text:span> zufälligen <text:span text:style-name="T9">Beiträgen</text:span> im <text:span text:style-name="T9">zeitlichen </text:span>Abstand von <text:span text:style-name="T9">einigen</text:span> Sekunden.</text:p>
            </text:list-item>
            <text:list-item>
              <text:p text:style-name="P11">Liken aller Beiträge eines Users.</text:p>
            </text:list-item>
            <text:list-item>
              <text:p text:style-name="P11">Beiträge nach Schlüsselwörtern durchsuchen und dann liken.</text:p>
            </text:list-item>
            <text:list-item>
              <text:p text:style-name="P11">Nutzerprofile nach Schlüsselwörter durchsuchen und dann einen vorgefertigten Text auf die Pinnwand des Users schreiben. </text:p>
            </text:list-item>
            <text:list-item>
              <text:p text:style-name="P9"><text:span text:style-name="T7">Anbinden einer externen API-Schnittstelle, um z. B. einen Beitrag über das Wetter mit Hilfe von </text:span><text:a xlink:type="simple" xlink:href="https://open-meteo.com/en/docs" text:style-name="Internet_20_link" text:visited-style-name="Visited_20_Internet_20_Link">https://open-meteo.com/en/docs</text:a> <text:span text:style-name="T7">zu schreiben.</text:span> </text:p>
            </text:list-item>
            <text:list-item>
              <text:p text:style-name="P9"><text:span text:style-name="T7">Eigene Ideen!</text:span><text:line-break/></text:p>
            </text:list-item>
          </text:list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cm" fo:margin-bottom="0.21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4:09:26.097000000</meta:creation-date>
    <dc:date>2024-06-15T15:35:50.999000000</dc:date>
    <meta:editing-duration>PT13H2M51S</meta:editing-duration>
    <meta:editing-cycles>7</meta:editing-cycles>
    <meta:generator>LibreOffice/24.2.4.2$Windows_X86_64 LibreOffice_project/51a6219feb6075d9a4c46691dcfe0cd9c4fff3c2</meta:generator>
    <meta:document-statistic meta:table-count="0" meta:image-count="0" meta:object-count="0" meta:page-count="3" meta:paragraph-count="48" meta:word-count="645" meta:character-count="4699" meta:non-whitespace-character-count="4113"/>
  </office:meta>
</office:document-meta>
</file>